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70000016B933EAA4844EAAA97.png" manifest:media-type="image/png"/>
  <manifest:file-entry manifest:full-path="Pictures/10000201000001F70000016B148107BAFE425A00.png" manifest:media-type="image/png"/>
  <manifest:file-entry manifest:full-path="Pictures/10000201000001F70000016BA578BF3EF2650393.png" manifest:media-type="image/png"/>
  <manifest:file-entry manifest:full-path="Pictures/10000201000001F70000016B9E0B11AD83B8400C.png" manifest:media-type="image/png"/>
  <manifest:file-entry manifest:full-path="Pictures/10000201000001F70000016B52E8237DD5B2F4C9.png" manifest:media-type="image/png"/>
  <manifest:file-entry manifest:full-path="Pictures/10000201000001F70000016BDFAB1AF5539C3F18.png" manifest:media-type="image/png"/>
  <manifest:file-entry manifest:full-path="Pictures/10000201000001F70000016B33D7C6A15684CF71.png" manifest:media-type="image/png"/>
  <manifest:file-entry manifest:full-path="Pictures/10000201000001F70000016B76C86C154D5EB8DF.png" manifest:media-type="image/png"/>
  <manifest:file-entry manifest:full-path="Pictures/10000201000001F70000016BE95C3E781DCAC13F.png" manifest:media-type="image/png"/>
  <manifest:file-entry manifest:full-path="Pictures/10000201000001F70000016B8EC4E2CE0034307C.png" manifest:media-type="image/png"/>
  <manifest:file-entry manifest:full-path="Pictures/10000201000001F70000016B500EF9493C919928.png" manifest:media-type="image/png"/>
  <manifest:file-entry manifest:full-path="Pictures/10000201000001F70000016BBB260AFBF026D422.png" manifest:media-type="image/png"/>
  <manifest:file-entry manifest:full-path="Pictures/10000201000001F70000016B61D3CB4898460BED.png" manifest:media-type="image/png"/>
  <manifest:file-entry manifest:full-path="Pictures/10000201000001F70000016B32490BC6984EC5C7.png" manifest:media-type="image/png"/>
  <manifest:file-entry manifest:full-path="Pictures/10000201000003E8000002A9A0D9252654B6B970.png" manifest:media-type="image/png"/>
  <manifest:file-entry manifest:full-path="Pictures/10000201000001F70000016BDDCCD9908F041E00.png" manifest:media-type="image/png"/>
  <manifest:file-entry manifest:full-path="Pictures/10000201000001F70000016BDDF3EC7D5C45374F.png" manifest:media-type="image/png"/>
  <manifest:file-entry manifest:full-path="Pictures/10000201000001F70000016BC41DA11F50762AE3.png" manifest:media-type="image/png"/>
  <manifest:file-entry manifest:full-path="Pictures/10000201000001F70000016BCC32139A6D4FD77A.png" manifest:media-type="image/png"/>
  <manifest:file-entry manifest:full-path="Pictures/10000201000001F70000016B94069FCF60C89CB3.png" manifest:media-type="image/png"/>
  <manifest:file-entry manifest:full-path="Pictures/10000201000001F70000016B3D4564D2CB8A4A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663cm" svg:height="17.476cm" svg:x="0.81cm" svg:y="1.045cm">
          <draw:image xlink:href="Pictures/10000201000003E8000002A9A0D9252654B6B970.png" xlink:type="simple" xlink:show="embed" xlink:actuate="onLoad">
            <text:p/>
          </draw:image>
        </draw:frame>
        <draw:frame draw:style-name="gr1" draw:text-style-name="P1" draw:layer="layout" svg:width="3.577cm" svg:height="2.582cm" svg:x="4.659cm" svg:y="11.633cm">
          <draw:image xlink:href="Pictures/10000201000001F70000016BE95C3E781DCAC13F.png" xlink:type="simple" xlink:show="embed" xlink:actuate="onLoad">
            <text:p/>
          </draw:image>
        </draw:frame>
        <draw:frame draw:style-name="gr1" draw:text-style-name="P1" draw:layer="layout" svg:width="3.577cm" svg:height="2.582cm" svg:x="0.992cm" svg:y="14.936cm">
          <draw:image xlink:href="Pictures/10000201000001F70000016B33D7C6A15684CF71.png" xlink:type="simple" xlink:show="embed" xlink:actuate="onLoad">
            <text:p/>
          </draw:image>
        </draw:frame>
        <draw:frame draw:style-name="gr1" draw:text-style-name="P1" draw:layer="layout" svg:width="3.577cm" svg:height="2.582cm" svg:x="8.307cm" svg:y="14.97cm">
          <draw:image xlink:href="Pictures/10000201000001F70000016B32490BC6984EC5C7.png" xlink:type="simple" xlink:show="embed" xlink:actuate="onLoad">
            <text:p/>
          </draw:image>
        </draw:frame>
        <draw:frame draw:style-name="gr1" draw:text-style-name="P1" draw:layer="layout" svg:width="3.577cm" svg:height="2.582cm" svg:x="12.036cm" svg:y="15.047cm">
          <draw:image xlink:href="Pictures/10000201000001F70000016B500EF9493C919928.png" xlink:type="simple" xlink:show="embed" xlink:actuate="onLoad">
            <text:p/>
          </draw:image>
        </draw:frame>
        <draw:frame draw:style-name="gr1" draw:text-style-name="P1" draw:layer="layout" svg:width="3.577cm" svg:height="2.582cm" svg:x="0.97cm" svg:y="11.587cm">
          <draw:image xlink:href="Pictures/10000201000001F70000016B61D3CB4898460BED.png" xlink:type="simple" xlink:show="embed" xlink:actuate="onLoad">
            <text:p/>
          </draw:image>
        </draw:frame>
        <draw:frame draw:style-name="gr1" draw:text-style-name="P1" draw:layer="layout" svg:width="3.577cm" svg:height="2.582cm" svg:x="11.219cm" svg:y="4.485cm">
          <draw:image xlink:href="Pictures/10000201000001F70000016BCC32139A6D4FD77A.png" xlink:type="simple" xlink:show="embed" xlink:actuate="onLoad">
            <text:p/>
          </draw:image>
        </draw:frame>
        <draw:frame draw:style-name="gr1" draw:text-style-name="P1" draw:layer="layout" svg:width="3.577cm" svg:height="2.582cm" svg:x="14.82cm" svg:y="4.485cm">
          <draw:image xlink:href="Pictures/10000201000001F70000016BC41DA11F50762AE3.png" xlink:type="simple" xlink:show="embed" xlink:actuate="onLoad">
            <text:p/>
          </draw:image>
        </draw:frame>
        <draw:frame draw:style-name="gr1" draw:text-style-name="P1" draw:layer="layout" svg:width="3.577cm" svg:height="2.582cm" svg:x="18.52cm" svg:y="4.485cm">
          <draw:image xlink:href="Pictures/10000201000001F70000016B94069FCF60C89CB3.png" xlink:type="simple" xlink:show="embed" xlink:actuate="onLoad">
            <text:p/>
          </draw:image>
        </draw:frame>
        <draw:frame draw:style-name="gr1" draw:text-style-name="P1" draw:layer="layout" svg:width="3.577cm" svg:height="2.582cm" svg:x="22.22cm" svg:y="4.485cm">
          <draw:image xlink:href="Pictures/10000201000001F70000016B3D4564D2CB8A4ABF.png" xlink:type="simple" xlink:show="embed" xlink:actuate="onLoad">
            <text:p/>
          </draw:image>
        </draw:frame>
        <draw:frame draw:style-name="gr1" draw:text-style-name="P1" draw:layer="layout" svg:width="3.577cm" svg:height="2.582cm" svg:x="1.022cm" svg:y="7.843cm">
          <draw:image xlink:href="Pictures/10000201000001F70000016B76C86C154D5EB8DF.png" xlink:type="simple" xlink:show="embed" xlink:actuate="onLoad">
            <text:p/>
          </draw:image>
        </draw:frame>
        <draw:frame draw:style-name="gr1" draw:text-style-name="P1" draw:layer="layout" svg:width="3.577cm" svg:height="2.582cm" svg:x="14.821cm" svg:y="7.985cm">
          <draw:image xlink:href="Pictures/10000201000001F70000016BDFAB1AF5539C3F18.png" xlink:type="simple" xlink:show="embed" xlink:actuate="onLoad">
            <text:p/>
          </draw:image>
        </draw:frame>
        <draw:frame draw:style-name="gr1" draw:text-style-name="P1" draw:layer="layout" svg:width="3.577cm" svg:height="2.582cm" svg:x="18.521cm" svg:y="7.985cm">
          <draw:image xlink:href="Pictures/10000201000001F70000016B52E8237DD5B2F4C9.png" xlink:type="simple" xlink:show="embed" xlink:actuate="onLoad">
            <text:p/>
          </draw:image>
        </draw:frame>
        <draw:frame draw:style-name="gr1" draw:text-style-name="P1" draw:layer="layout" svg:width="3.577cm" svg:height="2.582cm" svg:x="22.221cm" svg:y="7.985cm">
          <draw:image xlink:href="Pictures/10000201000001F70000016BDDF3EC7D5C45374F.png" xlink:type="simple" xlink:show="embed" xlink:actuate="onLoad">
            <text:p/>
          </draw:image>
        </draw:frame>
        <draw:frame draw:style-name="gr1" draw:text-style-name="P1" draw:layer="layout" svg:width="3.577cm" svg:height="2.582cm" svg:x="4.639cm" svg:y="14.925cm">
          <draw:image xlink:href="Pictures/10000201000001F70000016BBB260AFBF026D422.png" xlink:type="simple" xlink:show="embed" xlink:actuate="onLoad">
            <text:p/>
          </draw:image>
        </draw:frame>
        <draw:frame draw:style-name="gr1" draw:text-style-name="P1" draw:layer="layout" svg:width="25.663cm" svg:height="17.476cm" svg:x="30.325cm" svg:y="11.601cm">
          <draw:image xlink:href="Pictures/10000201000003E8000002A9A0D9252654B6B970.png" xlink:type="simple" xlink:show="embed" xlink:actuate="onLoad">
            <text:p/>
          </draw:image>
        </draw:frame>
        <draw:frame draw:style-name="gr1" draw:text-style-name="P1" draw:layer="layout" svg:width="25.663cm" svg:height="17.476cm" svg:x="30.162cm" svg:y="11.235cm">
          <draw:image xlink:href="Pictures/10000201000003E8000002A9A0D9252654B6B970.png" xlink:type="simple" xlink:show="embed" xlink:actuate="onLoad">
            <text:p/>
          </draw:image>
        </draw:frame>
        <draw:frame draw:style-name="gr1" draw:text-style-name="P1" draw:layer="layout" svg:width="25.663cm" svg:height="17.476cm" svg:x="30.122cm" svg:y="11.153cm">
          <draw:image xlink:href="Pictures/10000201000003E8000002A9A0D9252654B6B970.png" xlink:type="simple" xlink:show="embed" xlink:actuate="onLoad">
            <text:p/>
          </draw:image>
        </draw:frame>
        <draw:frame draw:style-name="gr1" draw:text-style-name="P1" draw:layer="layout" svg:width="3.577cm" svg:height="2.582cm" svg:x="22.221cm" svg:y="11.585cm">
          <draw:image xlink:href="Pictures/10000201000001F70000016BDDCCD9908F041E00.png" xlink:type="simple" xlink:show="embed" xlink:actuate="onLoad">
            <text:p/>
          </draw:image>
        </draw:frame>
        <draw:frame draw:style-name="gr1" draw:text-style-name="P1" draw:layer="layout" svg:width="3.577cm" svg:height="2.582cm" svg:x="25.992cm" svg:y="15.001cm">
          <draw:image xlink:href="Pictures/10000201000001F70000016B8EC4E2CE0034307C.png" xlink:type="simple" xlink:show="embed" xlink:actuate="onLoad">
            <text:p/>
          </draw:image>
        </draw:frame>
        <draw:frame draw:style-name="gr1" draw:text-style-name="P1" draw:layer="layout" svg:width="3.577cm" svg:height="2.582cm" svg:x="25.919cm" svg:y="4.429cm">
          <draw:image xlink:href="Pictures/10000201000001F70000016B9E0B11AD83B8400C.png" xlink:type="simple" xlink:show="embed" xlink:actuate="onLoad">
            <text:p/>
          </draw:image>
        </draw:frame>
        <draw:frame draw:style-name="gr1" draw:text-style-name="P1" draw:layer="layout" svg:width="3.577cm" svg:height="2.582cm" svg:x="25.923cm" svg:y="7.97cm">
          <draw:image xlink:href="Pictures/10000201000001F70000016B148107BAFE425A00.png" xlink:type="simple" xlink:show="embed" xlink:actuate="onLoad">
            <text:p/>
          </draw:image>
        </draw:frame>
        <draw:frame draw:style-name="gr1" draw:text-style-name="P1" draw:layer="layout" svg:width="3.577cm" svg:height="2.582cm" svg:x="26.019cm" svg:y="11.587cm">
          <draw:image xlink:href="Pictures/10000201000001F70000016BA578BF3EF2650393.png" xlink:type="simple" xlink:show="embed" xlink:actuate="onLoad">
            <text:p/>
          </draw:image>
        </draw:frame>
        <draw:frame draw:style-name="gr1" draw:text-style-name="P1" draw:layer="layout" svg:width="3.577cm" svg:height="2.582cm" svg:x="8.36cm" svg:y="11.633cm">
          <draw:image xlink:href="Pictures/10000201000001F70000016B933EAA4844EAAA97.png" xlink:type="simple" xlink:show="embed" xlink:actuate="onLoad">
            <text:p/>
          </draw:image>
        </draw:frame>
        <draw:frame draw:style-name="gr2" draw:text-style-name="P3" draw:layer="layout" svg:width="16.637cm" svg:height="0.878cm" svg:x="12.684cm" svg:y="7.023cm">
          <draw:text-box>
            <text:p text:style-name="P2"><text:span text:style-name="T1"><text:s/></text:span><text:span text:style-name="T1">1 <text:s text:c="17"/></text:span><text:span text:style-name="T1"><text:tab/></text:span><text:span text:style-name="T1">2 <text:s text:c="19"/></text:span><text:span text:style-name="T1"><text:tab/></text:span><text:span text:style-name="T1">3 <text:s text:c="20"/>4 <text:s text:c="21"/>5</text:span></text:p>
          </draw:text-box>
        </draw:frame>
        <draw:frame draw:style-name="gr3" draw:text-style-name="P3" draw:layer="layout" svg:width="28.294cm" svg:height="0.962cm" svg:x="1cm" svg:y="10.398cm">
          <draw:text-box>
            <text:p text:style-name="P2"><text:span text:style-name="T1"><text:s/></text:span><text:span text:style-name="T1"><text:tab/></text:span><text:span text:style-name="T1"> <text:s text:c="2"/></text:span><text:span text:style-name="T1">6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7"/>7 <text:s text:c="21"/>8 <text:s text:c="21"/>9 <text:s text:c="19"/>10</text:span></text:p>
          </draw:text-box>
        </draw:frame>
        <draw:frame draw:style-name="gr3" draw:text-style-name="P3" draw:layer="layout" svg:width="26.924cm" svg:height="0.962cm" svg:x="2.397cm" svg:y="14.108cm">
          <draw:text-box>
            <text:p text:style-name="P2"><text:span text:style-name="T1"><text:s/></text:span><text:span text:style-name="T1">11 <text:s text:c="18"/>12 <text:s text:c="19"/>13 <text:s text:c="49"/></text:span><text:span text:style-name="T1"><text:s text:c="35"/>14 <text:s text:c="19"/>15</text:span></text:p>
          </draw:text-box>
        </draw:frame>
        <draw:frame draw:style-name="gr3" draw:text-style-name="P3" draw:layer="layout" svg:width="26.924cm" svg:height="0.962cm" svg:x="2.397cm" svg:y="17.51cm">
          <draw:text-box>
            <text:p text:style-name="P2"><text:span text:style-name="T1"><text:s/></text:span><text:span text:style-name="T1">16 <text:s text:c="18"/>17 <text:s text:c="18"/>18 <text:s text:c="20"/>19 <text:s text:c="84"/>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4:19:49.403115993</meta:creation-date>
    <dc:date>2019-02-15T15:12:22.685232241</dc:date>
    <meta:editing-duration>PT21M31S</meta:editing-duration>
    <meta:editing-cycles>7</meta:editing-cycles>
    <meta:generator>LibreOffice/5.1.6.2$Linux_X86_64 LibreOffice_project/10m0$Build-2</meta:generator>
    <meta:document-statistic meta:object-count="28"/>
  </office:meta>
</office:document-meta>
</file>